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ntification des tache et des activités </text:p>
      <text:p text:style-name="Standard"/>
      <text:p text:style-name="Standard">Pour planifier le déroulement du projet, nous avons identifier trois activité. Pour chaque activté nous avons identifié une liste de tache associées. </text:p>
      <text:p text:style-name="Standard"/>
      <text:p text:style-name="P1">Suivit de projet : </text:p>
      <text:list xml:id="list2660396707712583422" text:style-name="L1">
        <text:list-item>
          <text:p text:style-name="P2">organisation</text:p>
        </text:list-item>
        <text:list-item>
          <text:p text:style-name="P2">planification des taches </text:p>
        </text:list-item>
        <text:list-item>
          <text:p text:style-name="P2">mise à jour du tableau de bord</text:p>
        </text:list-item>
        <text:list-item>
          <text:p text:style-name="P2">répartition et suivit des taches </text:p>
        </text:list-item>
        <text:list-item>
          <text:p text:style-name="P2">animation des réunion de début/fin de séance</text:p>
        </text:list-item>
      </text:list>
      <text:p text:style-name="P1"><text:tab/></text:p>
      <text:p text:style-name="P1">Intégration et contrôle des Documents </text:p>
      <text:list xml:id="list8371742327964482806" text:style-name="L2">
        <text:list-item>
          <text:p text:style-name="P3">présentation et respect du PAQ</text:p>
        </text:list-item>
        <text:list-item>
          <text:p text:style-name="P3">validation interne des livrables </text:p>
        </text:list-item>
        <text:list-item>
          <text:p text:style-name="P3">validation externe des livrables </text:p>
        </text:list-item>
      </text:list>
      <text:p text:style-name="P1"/>
      <text:p text:style-name="P1">conception/production <text:s/></text:p>
      <text:list xml:id="list5491855745459963794" text:style-name="L3">
        <text:list-item>
          <text:p text:style-name="P4">élaboration des livrables</text:p>
        </text:list-item>
        <text:list-item>
          <text:p text:style-name="P4">mise en commun des information </text:p>
        </text:list-item>
        <text:list-item>
          <text:p text:style-name="P4">rédaction des rapport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2T11:09:45.32</meta:creation-date>
    <dc:date>2014-12-17T14:52:23.66</dc:date>
    <dc:creator>Simon Rispal</dc:creator>
    <meta:editing-duration>PT2H56M22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96" meta:character-count="603"/>
  </office:meta>
</office:document-meta>
</file>